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Helvetica Neue" svg:font-family="'ArialHelvetica Neue'" style:font-adornments="Regular"/>
    <style:font-face style:name="Helvetica Neue" svg:font-family="'Helvetica Neue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Helvetica Neue2" svg:font-family="'Helvetica Neue'" style:font-adornments="Bold" style:font-pitch="variable"/>
    <style:font-face style:name="Helvetica Neue1" svg:font-family="'Helvetica Neue'" style:font-adornments="Regular" style:font-pitch="variable"/>
    <style:font-face style:name="Roboto" svg:font-family="Roboto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Arial" officeooo:paragraph-rsid="01689d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ing the Chinese Parameter Name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Helvetica Neue" svg:font-family="'ArialHelvetica Neue'" style:font-adornments="Regular"/>
    <style:font-face style:name="Helvetica Neue" svg:font-family="'Helvetica Neue'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Helvetica Neue2" svg:font-family="'Helvetica Neue'" style:font-adornments="Bold" style:font-pitch="variable"/>
    <style:font-face style:name="Helvetica Neue1" svg:font-family="'Helvetica Neue'" style:font-adornments="Regular" style:font-pitch="variable"/>
    <style:font-face style:name="Roboto" svg:font-family="Roboto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 Neue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 Neue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in" loext:contextual-spacing="false" style:page-number="auto">
        <style:tab-stops/>
      </style:paragraph-properties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in" fo:margin-bottom="0.1in" loext:contextual-spacing="false" style:shadow="none" fo:keep-with-next="always"/>
      <style:text-properties style:font-name="Helvetica Neue" fo:font-family="'Helvetica Neue'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99in" loext:contextual-spacing="false" fo:line-height="120%" style:page-number="auto" style:writing-mode="page"/>
      <style:text-properties style:font-name="Helvetica Neue1" fo:font-family="'Helvetica Neue'" style:font-style-name="Regular" style:font-pitch="variable" fo:font-size="10pt" style:font-size-asian="10.5pt"/>
    </style:style>
    <style:style style:name="List" style:family="paragraph" style:parent-style-name="Text_20_body" style:class="list">
      <style:text-properties style:font-name="Helvetica Neue" fo:font-family="'Helvetica Neu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 Neue" fo:font-family="'Helvetica Neue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="Arial1" fo:font-family="Arial" style:font-style-name="Regular" style:font-family-generic="swiss" style:font-pitch="variable" style:font-size-asian="12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loext:graphic-properties draw:fill-image-width="0in" draw:fill-image-height="0in"/>
      <style:paragraph-properties fo:margin-top="0in" fo:margin-bottom="0.1in" loext:contextual-spacing="false" fo:text-align="start" style:justify-single-word="false" style:page-number="auto" style:shadow="none">
        <style:tab-stops/>
      </style:paragraph-properties>
      <style:text-properties style:font-name="Helvetica Neue2" fo:font-family="'Helvetica Neue'" style:font-style-name="Bold" style:font-pitch="variable" fo:font-size="16pt" fo:font-weight="bold" fo:background-color="transparent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-image-width="0in" draw:fill-image-height="0in"/>
      <style:paragraph-properties fo:margin-top="0in" fo:margin-bottom="0.1in" loext:contextual-spacing="false" style:page-number="auto">
        <style:tab-stops/>
      </style:paragraph-properties>
      <style:text-properties style:font-name="Helvetica Neue2" fo:font-family="'Helvetica Neue'" style:font-style-name="Bold" style:font-pitch="variable" fo:font-size="14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-image-width="0in" draw:fill-image-height="0in"/>
      <style:paragraph-properties fo:margin-top="0in" fo:margin-bottom="0.1in" loext:contextual-spacing="false" style:page-number="auto"/>
      <style:text-properties style:font-name="Helvetica Neue2" fo:font-family="'Helvetica Neue'" style:font-style-name="Bold" style:font-pitch="variable" fo:font-size="12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in" fo:margin-right="0in" fo:margin-top="0in" fo:margin-bottom="0.0799in" loext:contextual-spacing="false" fo:text-indent="0in" style:auto-text-indent="false" style:page-number="auto" style:shadow="none"/>
      <style:text-properties style:font-name="Helvetica Neue2" fo:font-family="'Helvetica Neue'" style:font-style-name="Bold" style:font-pitch="variable" fo:font-size="10pt" fo:font-weight="bold" style:font-size-asian="10.5pt"/>
    </style:style>
    <style:style style:name="List_20_Contents" style:display-name="List Contents" style:family="paragraph" style:parent-style-name="Standard" style:class="html">
      <loext:graphic-properties draw:fill-image-width="0in" draw:fill-image-height="0in"/>
      <style:paragraph-properties fo:margin-left="0.25in" fo:margin-right="0in" fo:margin-top="0in" fo:margin-bottom="0.0799in" loext:contextual-spacing="false" fo:text-indent="0in" style:auto-text-indent="false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writing-mode="page"/>
      <style:text-properties style:font-name="Courier New" fo:font-family="'Courier New'" style:font-style-name="Regular" style:font-family-generic="modern" style:font-pitch="variable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in" fo:margin-bottom="0.0799in" loext:contextual-spacing="false" fo:text-indent="0in" style:auto-text-indent="false" style:page-number="auto"/>
      <style:text-properties fo:font-size="10pt" fo:font-style="normal" fo:font-weight="bold" fo:background-color="transparent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generaltext" style:family="paragraph" style:parent-style-name="Standard" style:default-outline-level="">
      <style:paragraph-properties fo:margin-top="0in" fo:margin-bottom="0.0799in" loext:contextual-spacing="false" fo:orphans="0" fo:widows="0" style:writing-mode="page"/>
      <style:text-properties style:font-name="Arial1" fo:font-family="Arial" style:font-style-name="Regular" style:font-family-generic="swiss" style:font-pitch="variable" fo:font-size="12pt" style:font-size-asian="8pt"/>
    </style:style>
    <style:style style:name="List1" style:family="paragraph" style:parent-style-name="generaltext">
      <style:paragraph-properties fo:margin-left="0.25in" fo:margin-right="0in" fo:margin-top="0in" fo:margin-bottom="0.1252in" loext:contextual-spacing="false" fo:text-indent="-0.25in" style:auto-text-indent="false">
        <style:tab-stops>
          <style:tab-stop style:position="0.25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Button_20_Label" style:display-name="Button Label" style:family="text">
      <style:text-properties style:use-window-font-color="true" fo:font-weight="bold" fo:background-color="transparent" style:font-size-asian="10.5pt" style:font-weight-asian="normal" style:font-weight-complex="normal" loext:shadow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2:09:08.856898000</meta:creation-date>
    <meta:editing-duration>PT5H13M57S</meta:editing-duration>
    <meta:editing-cycles>3</meta:editing-cycles>
    <meta:generator>LibreOffice/5.4.5.1$MacOSX_X86_64 LibreOffice_project/79c9829dd5d8054ec39a82dc51cd9eff340dbee8</meta:generator>
    <dc:title>Jay's Template</dc:title>
    <dc:date>2018-09-23T17:34:22.730728000</dc:date>
    <meta:document-statistic meta:table-count="0" meta:image-count="0" meta:object-count="0" meta:page-count="1" meta:paragraph-count="1" meta:word-count="5" meta:character-count="37" meta:non-whitespace-character-count="33"/>
    <meta:template xlink:type="simple" xlink:actuate="onRequest" xlink:title="Jay's Template" xlink:href="../../../../../../Users/jay/Library/Application%20Support/LibreOffice/4/user/template/styles/Jay's%20Template.ott" meta:date="2018-09-21T12:09:07.891938000"/>
  </office:meta>
</office:document-meta>
</file>